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13e7ff" officeooo:paragraph-rsid="0013e7ff"/>
    </style:style>
    <style:style style:name="P8" style:family="paragraph" style:parent-style-name="Text_20_body">
      <style:text-properties fo:language="en" fo:country="US" officeooo:rsid="001a64c0" officeooo:paragraph-rsid="001a64c0"/>
    </style:style>
    <style:style style:name="P9" style:family="paragraph" style:parent-style-name="Text_20_body">
      <style:text-properties fo:language="en" fo:country="US" officeooo:rsid="001bb3da" officeooo:paragraph-rsid="001bb3d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5ab54" style:font-style-asian="normal" style:font-style-complex="normal"/>
    </style:style>
    <style:style style:name="P12" style:family="paragraph" style:parent-style-name="Titulo">
      <style:text-properties fo:language="en" fo:country="US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0f9dd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17" style:family="paragraph" style:parent-style-name="Titulo">
      <style:text-properties fo:font-variant="normal" fo:text-transform="none" fo:language="en" fo:country="US"/>
    </style:style>
    <style:style style:name="P1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f9dd" style:text-blinking="false" fo:background-color="transparent" loext:padding="0cm" loext:border="none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f9d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" fo:font-size="12pt" fo:language="en" fo:country="US" officeooo:paragraph-rsid="0020f9dd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0f9dd" style:font-size-asian="12pt" style:font-size-complex="12pt"/>
    </style:style>
    <style:style style:name="P23" style:family="paragraph" style:parent-style-name="Standard">
      <style:text-properties style:font-name="Calibri" fo:font-size="12pt" officeooo:paragraph-rsid="0020f9dd" style:font-size-asian="12pt" style:font-size-complex="12pt"/>
    </style:style>
    <style:style style:name="P2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7" style:family="paragraph" style:parent-style-name="Standard">
      <style:text-properties officeooo:paragraph-rsid="0020f9dd"/>
    </style:style>
    <style:style style:name="P28" style:family="paragraph" style:parent-style-name="Standard" style:master-page-name="First_20_Page">
      <style:paragraph-properties style:page-number="auto"/>
      <style:text-properties officeooo:paragraph-rsid="0020f9dd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Standard" style:master-page-name="Standard">
      <style:paragraph-properties style:page-number="auto"/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paragraph-rsid="001a64c0"/>
    </style:style>
    <style:style style:name="P34" style:family="paragraph" style:parent-style-name="Heading_20_2">
      <style:text-properties fo:language="en" fo:country="US" fo:font-style="italic" style:font-style-asian="italic" style:font-style-complex="italic"/>
    </style:style>
    <style:style style:name="P35" style:family="paragraph" style:parent-style-name="Text_20_body" style:list-style-name="L1">
      <style:text-properties fo:language="en" fo:country="US"/>
    </style:style>
    <style:style style:name="P36" style:family="paragraph" style:parent-style-name="Text_20_body" style:list-style-name="L2">
      <style:text-properties fo:language="en" fo:country="US"/>
    </style:style>
    <style:style style:name="P37" style:family="paragraph" style:parent-style-name="Text_20_body" style:list-style-name="L3">
      <style:text-properties fo:language="en" fo:country="US"/>
    </style:style>
    <style:style style:name="P38" style:family="paragraph" style:parent-style-name="Text_20_body" style:list-style-name="L4">
      <style:text-properties fo:language="en" fo:country="US"/>
    </style:style>
    <style:style style:name="P39" style:family="paragraph" style:parent-style-name="Text_20_body" style:list-style-name="L2">
      <style:text-properties officeooo:rsid="001a64c0" officeooo:paragraph-rsid="001a64c0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10dd0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f9dd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3e7ff" style:font-style-asian="normal" style:font-style-complex="normal"/>
    </style:style>
    <style:style style:name="T16" style:family="text">
      <style:text-properties fo:language="en" fo:country="US"/>
    </style:style>
    <style:style style:name="T17" style:family="text">
      <style:text-properties officeooo:rsid="001a64c0"/>
    </style:style>
    <style:style style:name="T18" style:family="text">
      <style:text-properties officeooo:rsid="001d2f6b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T23" style:family="text">
      <style:text-properties officeooo:rsid="00210dd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28"/>
      <text:p text:style-name="P27"/>
      <text:p text:style-name="P27"/>
      <text:p text:style-name="P27"/>
      <text:p text:style-name="P20"><text:span text:style-name="T7">Computer Systems – </text:span><text:span text:style-name="T8">Activities 1</text:span><text:span text:style-name="T9"><text:line-break/></text:span><text:span text:style-name="T10">UD </text:span><text:span text:style-name="T11">10</text:span><text:span text:style-name="T10">. </text:span><text:span text:style-name="T19"><text:user-field-get text:name="Tema">Linux</text:user-field-get></text:span></text:p>
      <text:p text:style-name="P18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15">Sergio García / Alfredo Oltra</text:p>
      <text:p text:style-name="P14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13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6">20<text:span text:style-name="T21">22</text:span>/20<text:span text:style-name="T22">2</text:span><text:span text:style-name="T21">3</text:span></text:p>
      <text:p text:style-name="P22"><text:tab/><text:tab/><text:tab/><text:tab/><text:tab/><text:tab/><text:tab/><text:tab/><text:tab/><text:tab/>Versión:<text:date style:data-style-name="N105" text:date-value="2022-07-25T17:07:46.969999903">220725</text:date>.<text:time style:data-style-name="N104" text:time-value="2022-07-25T17:07:46.969999903">1706</text:time></text:p>
      <text:p text:style-name="P23"/>
      <text:p text:style-name="P21"/>
      <text:p text:style-name="P29"/>
      <text:p text:style-name="P26">Licencia</text:p>
      <text:p text:style-name="P5"/>
      <text:p text:style-name="P2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26">Nomenclatura</text:p>
      <text:p text:style-name="P6"/>
      <text:p text:style-name="P6">A lo largo de este tema se utilizarán distintos símbolos para distinguir elementos importantes dentro del contenido. Estos símbolos son:</text:p>
      <text:p text:style-name="P6"/>
      <text:p text:style-name="P10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6"/>
      <text:p text:style-name="P10"><text:span text:style-name="T4"> </text:span>Atención. Hace referencia a un tipo de actividad donde los alumnos suelen cometer equivocaciones. </text:p>
      <text:p text:style-name="P10"/>
      <text:p text:style-name="P10"/>
      <text:h text:style-name="P31" text:outline-level="1" text:is-list-header="true"/>
      <text:p text:style-name="P5"/>
      <text:p text:style-name="P5"/>
      <text:p text:style-name="P5"/>
      <text:p text:style-name="P30"/>
      <text:p text:style-name="P12">UD<text:user-field-get text:name="NumeroTema">10</text:user-field-get>. <text:user-field-get text:name="Tema">Linux</text:user-field-get></text:p>
      <text:p text:style-name="P17">Activities</text:p>
      <text:h text:style-name="P32" text:outline-level="2">Activity 1</text:h>
      <text:p text:style-name="P6">Installation of Lubuntu in a virtual machine</text:p>
      <text:list xml:id="list2920200135" text:style-name="L1">
        <text:list-item>
          <text:p text:style-name="P35">Install Lubuntu in a Virtual Box Machine but using two hard disks, sda (10 GB) and sdb (5GB). </text:p>
        </text:list-item>
        <text:list-item>
          <text:p text:style-name="P35">Create the following partitions: </text:p>
          <text:list>
            <text:list-item>
              <text:p text:style-name="P35">/ in <text:span text:style-name="T13">sda</text:span>, size 7 GB, <text:s/></text:p>
            </text:list-item>
            <text:list-item>
              <text:p text:style-name="P35">swapping in <text:span text:style-name="T13">sda</text:span> </text:p>
            </text:list-item>
            <text:list-item>
              <text:p text:style-name="P35">/home in <text:span text:style-name="T13">sda</text:span>, size: the rest of hard disk</text:p>
            </text:list-item>
            <text:list-item>
              <text:p text:style-name="P35">/var in <text:span text:style-name="T13">sdb</text:span>, size: 2.5 GB</text:p>
            </text:list-item>
          </text:list>
        </text:list-item>
        <text:list-item>
          <text:p text:style-name="P35">Create a user with login as the first letter of your name plus your surname</text:p>
        </text:list-item>
      </text:list>
      <text:p text:style-name="P7">Share if you success or your doubts in a forum.</text:p>
      <text:h text:style-name="P33" text:outline-level="2">Activity <text:span text:style-name="T17">2</text:span></text:h>
      <text:p text:style-name="P8">Using Docker, create two containers: <text:s/><text:span text:style-name="T18">o</text:span>ne based on last Ubuntu image and other based in <text:a xlink:type="simple" xlink:href="https://hub.docker.com/r/theasp/novnc" text:style-name="Internet_20_link" text:visited-style-name="Visited_20_Internet_20_Link">https://hub.docker.com/r/theasp/novnc</text:a> </text:p>
      <text:p text:style-name="P9"><text:span text:style-name="T5">Tip</text:span>: In <text:a xlink:type="simple" xlink:href="https://hub.docker.com/r/theasp/novnc" text:style-name="Internet_20_link" text:visited-style-name="Visited_20_Internet_20_Link">https://hub.docker.com/r/theasp/novnc</text:a> Docker <text:span text:style-name="T23">container</text:span> you can use GUI connecting with your navigator to their NoVNC remote admin server.</text:p>
      <text:h text:style-name="P32" text:outline-level="2">Activity <text:span text:style-name="T17">3</text:span></text:h>
      <text:p text:style-name="P6">Installation of applications:</text:p>
      <text:list xml:id="list2757070336" text:style-name="L2">
        <text:list-item>
          <text:p text:style-name="P36">Using the <text:span text:style-name="T5">terminal,</text:span> install:</text:p>
          <text:list>
            <text:list-item>
              <text:p text:style-name="P36">vlc</text:p>
            </text:list-item>
          </text:list>
        </text:list-item>
        <text:list-item>
          <text:p text:style-name="P36">Using <text:span text:style-name="T5">synpatic,</text:span> install:</text:p>
          <text:list>
            <text:list-item>
              <text:p text:style-name="P36">chromium</text:p>
            </text:list-item>
          </text:list>
        </text:list-item>
        <text:list-item>
          <text:p text:style-name="P36">Using the <text:span text:style-name="T5">package</text:span>, install</text:p>
          <text:list>
            <text:list-item>
              <text:p text:style-name="P39"><text:span text:style-name="T16">Visual Studio Code </text:span><text:a xlink:type="simple" xlink:href="https://code.visualstudio.com/" text:style-name="Internet_20_link" text:visited-style-name="Visited_20_Internet_20_Link"><text:span text:style-name="T16">https://code.visualstudio.com/</text:span></text:a></text:p>
            </text:list-item>
          </text:list>
        </text:list-item>
      </text:list>
      <text:h text:style-name="P32" text:outline-level="2">Activity <text:span text:style-name="T17">4</text:span></text:h>
      <text:list xml:id="list4024758028" text:style-name="L3">
        <text:list-item>
          <text:p text:style-name="P37">Create in your home a file text called <text:span text:style-name="T13">MyFirstLinuxFile</text:span>.txt. Open it and write the text <text:span text:style-name="T13">I Like Linux</text:span>.</text:p>
        </text:list-item>
        <text:list-item>
          <text:p text:style-name="P37">Create in your home a file text called m<text:span text:style-name="T13">yFirstLinuxFile</text:span>.txt. Open it and write the text <text:span text:style-name="T13">Wow Linux is case sensitive.</text:span></text:p>
        </text:list-item>
      </text:list>
      <text:h text:style-name="P34" text:outline-level="2"><text:soft-page-break/>Activity <text:span text:style-name="T17">5</text:span></text:h>
      <text:list xml:id="list2382121616" text:style-name="L4">
        <text:list-item>
          <text:p text:style-name="P38"><text:span text:style-name="T14">Read about</text:span><text:span text:style-name="T13"> General Public License, Apache License and BSD License </text:span><text:span text:style-name="T14">and explain what are the main differences </text:span><text:span text:style-name="T15">in forum.</text:span>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10dd0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46M7S</meta:editing-duration>
    <meta:editing-cycles>29</meta:editing-cycles>
    <meta:generator>LibreOffice/7.3.2.2$Windows_X86_64 LibreOffice_project/49f2b1bff42cfccbd8f788c8dc32c1c309559be0</meta:generator>
    <meta:initial-creator>Alfredo Oltra Orengo</meta:initial-creator>
    <dc:date>2022-07-25T17:07:46.752000000</dc:date>
    <meta:document-statistic meta:table-count="0" meta:image-count="2" meta:object-count="0" meta:page-count="4" meta:paragraph-count="47" meta:word-count="375" meta:character-count="2303" meta:non-whitespace-character-count="1956"/>
  </office:meta>
</office:document-meta>
</file>